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color="#0000ff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latt4: Isolation</text:p>
      <text:p text:style-name="P1"/>
      <text:p text:style-name="P1">4.1:</text:p>
      <text:p text:style-name="P2">a) Isolationleve <text:s/>ist am anfang <text:s/>Auto Commit,</text:p>
      <text:p text:style-name="P2"/>
      <text:p text:style-name="P2">b) Tabelle OPK1 wurde erzeugt, und ausgefüllt.</text:p>
      <text:p text:style-name="P2"/>
      <text:p text:style-name="P2">c) Auto Commit wurde mithilfe von db2 +c Befehl deaktiviert.</text:p>
      <text:p text:style-name="P2">Es gibt keine Sperren.</text:p>
      <text:p text:style-name="P2"/>
      <text:p text:style-name="Standard"/>
      <text:p text:style-name="Standard">Abschnitt von Cmd</text:p>
      <text:p text:style-name="Standard"/>
      <text:p text:style-name="P3">db2 =&gt; ^C1baghdas@vsispool11:~&gt; db2 +c</text:p>
      <text:p text:style-name="P3">(c) Copyright IBM Corporation 1993,2007</text:p>
      <text:p text:style-name="P3">Command Line Processor for DB2 Client 9.7.0</text:p>
      <text:p text:style-name="P3"/>
      <text:p text:style-name="P3">You can issue database manager commands and SQL statements from the command </text:p>
      <text:p text:style-name="P3">prompt. For example:</text:p>
      <text:p text:style-name="P3"><text:s text:c="4"/>db2 =&gt; connect to sample</text:p>
      <text:p text:style-name="P3"><text:s text:c="4"/>db2 =&gt; bind sample.bnd</text:p>
      <text:p text:style-name="P3"/>
      <text:p text:style-name="P3">For general help, type: ?.</text:p>
      <text:p text:style-name="P3">For command help, type: ? command, where command can be</text:p>
      <text:p text:style-name="P3">the first few keywords of a database manager command. For example:</text:p>
      <text:p text:style-name="P3"><text:s/>? CATALOG DATABASE for help on the CATALOG DATABASE command</text:p>
      <text:p text:style-name="P3"><text:s/>? CATALOG <text:s text:c="9"/>for help on all of the CATALOG commands.</text:p>
      <text:p text:style-name="P3"/>
      <text:p text:style-name="P3">To exit db2 interactive mode, type QUIT at the command prompt. Outside </text:p>
      <text:p text:style-name="P3">interactive mode, all commands must be prefixed with 'db2'.</text:p>
      <text:p text:style-name="P3">To list the current command option settings, type LIST COMMAND OPTIONS.</text:p>
      <text:p text:style-name="P3"/>
      <text:p text:style-name="P3">For more detailed help, refer to the Online Reference Manual.</text:p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sss <text:s text:c="16"/></text:p>
      <text:p text:style-name="P3"/>
      <text:p text:style-name="P3"><text:s text:c="2"/>1 record(s) selected.</text:p>
      <text:p text:style-name="P3"/>
      <text:p text:style-name="P3">db2 =&gt; get list aplications</text:p>
      <text:p text:style-name="P3">SQL0104N <text:s/>An unexpected token "list" was found following "GET". <text:s/>Expected </text:p>
      <text:p text:style-name="P3">tokens may include: <text:s/>"ADMIN". <text:s/>SQLSTATE=42601</text:p>
      <text:p text:style-name="P3">db2 =&gt; list aplications</text:p>
      <text:p text:style-name="P3">SQL0104N <text:s/>An unexpected token "aplications" was found following "LIST". <text:s/></text:p>
      <text:p text:style-name="P3">Expected tokens may include: <text:s/>"ACTIVE". <text:s/>SQLSTATE=42601</text:p>
      <text:p text:style-name="P3">db2 =&gt; list applications</text:p>
      <text:p text:style-name="P3"/>
      <text:p text:style-name="P3"><text:soft-page-break/>Auth Id <text:s/>Application <text:s text:c="3"/>Appl. <text:s text:c="5"/>Application Id <text:s text:c="48"/>DB <text:s text:c="6"/># of</text:p>
      <text:p text:style-name="P3"><text:s text:c="9"/>Name <text:s text:c="10"/>Handle <text:s text:c="67"/>Name <text:s text:c="3"/>Agents</text:p>
      <text:p text:style-name="P3">-------- -------------- ---------- -------------------------------------------------------------- -------- -----</text:p>
      <text:p text:style-name="P3">VSISP63 <text:s/>db2bp <text:s text:c="9"/>41517 <text:s text:c="5"/>134.100.11.71.45732.13052312251 <text:s text:c="31"/>VSISP <text:s text:c="3"/>1 <text:s text:c="3"/></text:p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4.43.58.561760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3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2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>db2 =&gt; values current isolation</text:p>
      <text:p text:style-name="P3"/>
      <text:p text:style-name="P3">1 </text:p>
      <text:p text:style-name="P3">--</text:p>
      <text:p text:style-name="P3"><text:s text:c="2"/></text:p>
      <text:p text:style-name="P3"/>
      <text:p text:style-name="P3"><text:s text:c="2"/>1 record(s) selected.</text:p>
      <text:p text:style-name="P3"><text:soft-page-break/><text:s text:c="2"/>db2 =&gt; commit</text:p>
      <text:p text:style-name="P3">DB20000I <text:s/>The SQL command completed successfully.</text:p>
      <text:p text:style-name="Standard"/>
      <text:p text:style-name="P2"><text:s/>d) Isolationleve aud RS setzen</text:p>
      <text:p text:style-name="Standard"><text:s/></text:p>
      <text:p text:style-name="Standard"><text:s/></text:p>
      <text:p text:style-name="P3"><text:s/></text:p>
      <text:p text:style-name="P3"><text:s/>db2 =&gt; set current isolation=RS</text:p>
      <text:p text:style-name="P3">DB20000I <text:s/>The SQL command completed successfully.</text:p>
      <text:p text:style-name="P3">db2 =&gt; select *f from OPK1 where id=2</text:p>
      <text:p text:style-name="P3">SQL0104N <text:s/>An unexpected token "f" was found following "select *". <text:s/>Expected </text:p>
      <text:p text:style-name="P3">tokens may include: <text:s/>"&lt;space&gt;". <text:s/>SQLSTATE=42601</text:p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ggg <text:s text:c="16"/></text:p>
      <text:p text:style-name="P3"/>
      <text:p text:style-name="P3"><text:s text:c="2"/>1 record(s) selected.</text:p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5.02.14.032982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4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4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0200131A050000000000000052</text:p>
      <text:p text:style-name="P3"><text:s/>Lock Attributes <text:s text:c="12"/>= 0x00000000</text:p>
      <text:p text:style-name="P3"><text:s/>Release Flags <text:s text:c="14"/>= 0x00000001</text:p>
      <text:p text:style-name="P3"><text:s/>Lock Count <text:s text:c="17"/>= 1</text:p>
      <text:p text:style-name="P3"><text:s/>Hold Count <text:s text:c="17"/>= 0</text:p>
      <text:p text:style-name="P3"><text:s/>Lock Object Name <text:s text:c="11"/>= 5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NS</text:p>
      <text:p text:style-name="P3"/>
      <text:p text:style-name="P3"><text:s/>Lock Name <text:s text:c="18"/>= 0x53514C43324832307F4760B841</text:p>
      <text:p text:style-name="P3"><text:s/>Lock Attributes <text:s text:c="12"/>= 0x00000000</text:p>
      <text:p text:style-name="P3"><text:soft-page-break/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00</text:p>
      <text:p text:style-name="P3"><text:s/>Release Flags <text:s text:c="14"/>= 0x00000001</text:p>
      <text:p text:style-name="P3"><text:s/>Lock Count <text:s text:c="17"/>= 1</text:p>
      <text:p text:style-name="P3"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IS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>db2 =&gt; values current isolation</text:p>
      <text:p text:style-name="P3"/>
      <text:p text:style-name="P3">1 </text:p>
      <text:p text:style-name="P3">--</text:p>
      <text:p text:style-name="P3">RS</text:p>
      <text:p text:style-name="P3"/>
      <text:p text:style-name="P3"><text:s text:c="2"/>1 record(s) selected.</text:p>
      <text:p text:style-name="P3"><text:s/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P1"/>
      <text:p text:style-name="P1">4.2: Sperrkonflikte</text:p>
      <text:p text:style-name="Standard"/>
      <text:p text:style-name="P2">a) Transaktion in beiden Verbindungen gehen ohne warten, kein Wartung.</text:p>
      <text:p text:style-name="Standard"/>
      <text:p text:style-name="Standard"/>
      <text:p text:style-name="P2"><text:soft-page-break/>b) Da transaktion in 1. Verb. nicht abgeschlossen ist, tr2 wartet auf commit von Tr1.</text:p>
      <text:p text:style-name="P2"><text:s text:c="3"/>Nachdem commit von tr1 wird tr2 ausgeführt.</text:p>
      <text:p text:style-name="P2"><text:s text:c="3"/>Nach dem commit neue angetragene zeile ist vb1 sichtbar.</text:p>
      <text:p text:style-name="Standard"><text:s text:c="3"/></text:p>
      <text:p text:style-name="Standard"><text:s text:c="3"/></text:p>
      <text:p text:style-name="Standard"><text:s text:c="3"/></text:p>
      <text:p text:style-name="Standard"><text:s text:c="3"/></text:p>
      <text:p text:style-name="Standard"><text:s text:c="3"/></text:p>
      <text:p text:style-name="P3"><text:s text:c="3"/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6.19.52.258730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6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2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10</text:p>
      <text:p text:style-name="P3"><text:s/>Release Flags <text:s text:c="14"/>= 0x0000000D</text:p>
      <text:p text:style-name="P3"><text:s/>Lock Count <text:s text:c="17"/>= 1</text:p>
      <text:p text:style-name="P3"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S</text:p>
      <text:p text:style-name="P3"/>
      <text:p text:style-name="P3"/>
      <text:p text:style-name="P4"/>
      <text:p text:style-name="P4">c)</text:p>
      <text:p text:style-name="P5">db2 =&gt; update opk1 set (id,name) = (1,'ddd')</text:p>
      <text:p text:style-name="P3"/>
      <text:p text:style-name="P3"><text:soft-page-break/>DB20000I <text:s/>The SQL command completed successfully.</text:p>
      <text:p text:style-name="P3"/>
      <text:p text:style-name="P2">Tr2 wartet auf commit von tr1, weil isolationslevel ist auf Rr gesetzt ist.</text:p>
      <text:p text:style-name="P2">Nach dem Commit von Tr1 wird die veränderung in der Tr2 durchgeführt.</text:p>
      <text:p text:style-name="Standard"><text:s text:c="3"/></text:p>
      <text:p text:style-name="P2">d) eine neue Tabelle ist erzeugt,</text:p>
      <text:p text:style-name="Standard"/>
      <text:p text:style-name="P3"/>
      <text:p text:style-name="P3">db2 =&gt; create table MPK (ID integer not null, NAME varchar(20),primary key(ID))</text:p>
      <text:p text:style-name="P3">DB20000I <text:s/>The SQL command completed successfully.</text:p>
      <text:p text:style-name="P3"/>
      <text:p text:style-name="Standard"/>
      <text:p text:style-name="P2">e) Tr2 wartet auf von Commit von tr1,</text:p>
      <text:p text:style-name="P2">nachdemm commit von tr1, wird die veränderung <text:s/>in tr2 ausgeführt.</text:p>
      <text:p text:style-name="Standard"/>
      <text:p text:style-name="P1">4.3: Deadelocks</text:p>
      <text:p text:style-name="Standard"/>
      <text:p text:style-name="P2">a) auto Commit in vb2 wurde deaktiviert </text:p>
      <text:p text:style-name="Standard"/>
      <text:p text:style-name="P3">db2 =&gt; ^C1baghdas@vsispool11:~&gt; db2 +c</text:p>
      <text:p text:style-name="P3"/>
      <text:p text:style-name="Standard"/>
      <text:p text:style-name="Standard"><text:span text:style-name="T1">tr1 und tr2 können lesen ohne problem </text:span><text:s/></text:p>
      <text:p text:style-name="Standard"/>
      <text:p text:style-name="Standard"><text:span text:style-name="T1">und tr1 bei der veränderung läuft gut,</text:span></text:p>
      <text:p text:style-name="Standard"/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commit</text:p>
      <text:p text:style-name="P3">DB20000I <text:s/>The SQL command completed successfully.</text:p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update opk1 set (id,name) =(2,'bbbb') where id=2</text:p>
      <text:p text:style-name="P3">DB20000I <text:s/>The SQL command completed successfully.</text:p>
      <text:p text:style-name="P3"/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><text:soft-page-break/></text:p>
      <text:p text:style-name="P3">Snapshot timestamp <text:s text:c="24"/>= 2013-05-23 18.39.24.060586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13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5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0200131A090000000000000052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9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X</text:p>
      <text:p text:style-name="P3"/>
      <text:p text:style-name="P3"><text:s/>Lock Name <text:s text:c="18"/>= 0x0200131A070000000000000052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7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X</text:p>
      <text:p text:style-name="P3"/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10</text:p>
      <text:p text:style-name="P3"><text:s/>Release Flags <text:s text:c="14"/>= 0x40000073</text:p>
      <text:p text:style-name="P3"><text:s/>Lock Count <text:s text:c="17"/>= 2</text:p>
      <text:p text:style-name="P3"><text:soft-page-break/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SIX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/>
      <text:p text:style-name="P2">und <text:s/>in tr2 , deadlock</text:p>
      <text:p text:style-name="P3"/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hgfhf <text:s text:c="14"/></text:p>
      <text:p text:style-name="P3"><text:s text:c="10"/>2 efef <text:s text:c="15"/></text:p>
      <text:p text:style-name="P3"/>
      <text:p text:style-name="P3"><text:s text:c="2"/>2 record(s) selected.</text:p>
      <text:p text:style-name="P3"/>
      <text:p text:style-name="P3">db2 =&gt; update opk1 set (id,name) = (1,'fff') where id=1</text:p>
      <text:p text:style-name="P3">DB21034E <text:s/>The command was processed as an SQL statement because it was not a </text:p>
      <text:p text:style-name="P3">valid Command Line Processor command. <text:s/>During SQL processing it returned:</text:p>
      <text:p text:style-name="P3">SQL0911N <text:s/>The current transaction has been rolled back because of a deadlock </text:p>
      <text:p text:style-name="P3">or timeout. <text:s/>Reason code "2". <text:s/>SQLSTATE=40001</text:p>
      <text:p text:style-name="P3"/>
      <text:p text:style-name="P3"/>
      <text:p text:style-name="P3">db2 =&gt; get snapshot for locks for application agentid 41616</text:p>
      <text:p text:style-name="P3"/>
      <text:p text:style-name="P3"><text:s text:c="12"/>Application Lock Snapshot</text:p>
      <text:p text:style-name="P3"/>
      <text:p text:style-name="P3">Snapshot timestamp <text:s text:c="24"/>= 2013-05-23 18.40.50.301437</text:p>
      <text:p text:style-name="P3"/>
      <text:p text:style-name="P3">Application handle <text:s text:c="24"/>= 41616</text:p>
      <text:p text:style-name="P3">Application ID <text:s text:c="28"/>= 134.100.11.71.49572.13052313194</text:p>
      <text:p text:style-name="P3">Sequence number <text:s text:c="27"/>= 00020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<text:soft-page-break/>Status change time <text:s text:c="24"/>= Not Collected</text:p>
      <text:p text:style-name="P3">Application code page <text:s text:c="21"/>= 1208</text:p>
      <text:p text:style-name="P3">Locks held <text:s text:c="32"/>= 0</text:p>
      <text:p text:style-name="P3">Total wait time (ms) <text:s text:c="22"/>= Not Collected</text:p>
      <text:p text:style-name="P3"/>
      <text:p text:style-name="P3"/>
      <text:p text:style-name="P3"/>
      <text:p text:style-name="P3"/>
      <text:p text:style-name="P2">b) </text:p>
      <text:p text:style-name="P2">in Tr2 <text:s/>isolationlevel ist in RS, nach dem veränderung wird deadlock.</text:p>
      <text:p text:style-name="Standard"/>
      <text:p text:style-name="Standard"/>
      <text:p text:style-name="P3"/>
      <text:p text:style-name="P3">db2 =&gt; set current isolation=RS</text:p>
      <text:p text:style-name="P3">DB20000I <text:s/>The SQL command completed successfully.</text:p>
      <text:p text:style-name="P3">db2 =&gt; select * from opk2 where id</text:p>
      <text:p text:style-name="P3">SQL0104N <text:s/>An unexpected token "END-OF-STATEMENT" was found following "from </text:p>
      <text:p text:style-name="P3">opk2 where id". <text:s/>Expected tokens may include: <text:s/>"&lt;interval_qualifier&gt;". <text:s/></text:p>
      <text:p text:style-name="P3">SQLSTATE=42601</text:p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bbbb <text:s text:c="15"/></text:p>
      <text:p text:style-name="P3"><text:s text:c="10"/>2 bbbb <text:s text:c="15"/></text:p>
      <text:p text:style-name="P3"/>
      <text:p text:style-name="P3"><text:s text:c="2"/>2 record(s) selected.</text:p>
      <text:p text:style-name="P3"/>
      <text:p text:style-name="P3">db2 =&gt; update opk1 set (id,name) = (1,'kkk') where id=1</text:p>
      <text:p text:style-name="P3">DB21034E <text:s/>The command was processed as an SQL statement because it was not a </text:p>
      <text:p text:style-name="P3">valid Command Line Processor command. <text:s/>During SQL processing it returned:</text:p>
      <text:p text:style-name="P3">SQL0911N <text:s/>The current transaction has been rolled back because of a deadlock </text:p>
      <text:p text:style-name="P3">or timeout. <text:s/>Reason code "2". <text:s/>SQLSTATE=40001</text:p>
      <text:p text:style-name="P3">db2 =&gt; </text:p>
      <text:p text:style-name="Standard"/>
      <text:p text:style-name="Standard"/>
      <text:p text:style-name="P2">in Tr1 ganze prozes läuft gut, </text:p>
      <text:p text:style-name="Standard"/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update opk1 set (id,name) = (2,'aaa') where id=2</text:p>
      <text:p text:style-name="P3">DB20000I <text:s/>The SQL command completed successfully.</text:p>
      <text:p text:style-name="P3"/>
      <text:p text:style-name="P4"/>
      <text:p text:style-name="P2">Tr1 hat <text:s/>die zeile geändert , aber die Veränderung inTr2 <text:s/>ist nicht durchgeführ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0:40:38</meta:creation-date>
    <meta:document-statistic meta:table-count="0" meta:image-count="0" meta:object-count="0" meta:page-count="10" meta:paragraph-count="347" meta:word-count="1670" meta:character-count="14463"/>
    <dc:date>2013-05-24T10:58:01</dc:date>
    <meta:editing-duration>PT9S</meta:editing-duration>
    <meta:editing-cycles>1</meta:editing-cycles>
    <meta:generator>OpenOffice.org/3.4.1$Unix OpenOffice.org_project/341m1$Build-9593</meta:generator>
  </office:meta>
</office:document-meta>
</file>